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ato" fo:font-size="11pt" officeooo:rsid="001a206a" officeooo:paragraph-rsid="001a206a" style:font-size-asian="11pt" style:font-size-complex="11pt"/>
    </style:style>
    <style:style style:name="P2" style:family="paragraph" style:parent-style-name="Standard">
      <style:text-properties style:font-name="Lato" fo:font-size="11pt" officeooo:rsid="001a206a" officeooo:paragraph-rsid="001a6abd" style:font-size-asian="11pt" style:font-size-complex="11pt"/>
    </style:style>
    <style:style style:name="P3" style:family="paragraph" style:parent-style-name="Standard">
      <style:text-properties style:font-name="Lato" fo:font-size="11pt" officeooo:rsid="001a6abd" officeooo:paragraph-rsid="001a6abd" style:font-size-asian="11pt" style:font-size-complex="11pt"/>
    </style:style>
    <style:style style:name="P4" style:family="paragraph" style:parent-style-name="Standard">
      <style:text-properties style:font-name="Lato" fo:font-size="11pt" officeooo:rsid="0016d10b" officeooo:paragraph-rsid="001a206a" style:font-size-asian="11pt" style:font-size-complex="11pt"/>
    </style:style>
    <style:style style:name="P5" style:family="paragraph" style:parent-style-name="Standard">
      <style:text-properties style:font-name="Lato" fo:font-size="11pt" officeooo:rsid="001b9528" officeooo:paragraph-rsid="001b9528" style:font-size-asian="11pt" style:font-size-complex="11pt"/>
    </style:style>
    <style:style style:name="P6" style:family="paragraph" style:parent-style-name="Standard">
      <style:text-properties style:font-name="Lato" fo:font-size="11pt" officeooo:rsid="00189c1b" officeooo:paragraph-rsid="001b9528" style:font-size-asian="11pt" style:font-size-complex="11pt"/>
    </style:style>
    <style:style style:name="P7" style:family="paragraph" style:parent-style-name="Standard">
      <style:text-properties style:font-name="Lato" fo:font-size="11pt" officeooo:rsid="0026ca29" officeooo:paragraph-rsid="001b9528" style:font-size-asian="11pt" style:font-size-complex="11pt"/>
    </style:style>
    <style:style style:name="P8" style:family="paragraph" style:parent-style-name="Heading_20_1">
      <style:text-properties style:font-name="Lato" fo:font-size="14pt" style:font-size-asian="14pt" style:font-size-complex="14pt"/>
    </style:style>
    <style:style style:name="P9" style:family="paragraph" style:parent-style-name="Heading_20_2">
      <style:text-properties style:font-name="Lato" fo:font-size="11pt" style:font-size-asian="11pt" style:font-size-complex="11pt"/>
    </style:style>
    <style:style style:name="P10" style:family="paragraph" style:parent-style-name="Standard">
      <style:text-properties style:font-name="Lato" fo:font-size="11pt" officeooo:rsid="001a6abd" officeooo:paragraph-rsid="001a6abd" style:font-size-asian="11pt" style:font-size-complex="11pt"/>
    </style:style>
    <style:style style:name="P11" style:family="paragraph" style:parent-style-name="Standard">
      <style:text-properties style:font-name="Lato" fo:font-size="11pt" fo:font-weight="normal" officeooo:rsid="001a6abd" officeooo:paragraph-rsid="001a6abd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ato" fo:font-size="11pt" fo:font-weight="normal" officeooo:rsid="001ce860" officeooo:paragraph-rsid="001ce860" style:font-size-asian="11pt" style:font-weight-asian="normal" style:font-size-complex="11pt" style:font-weight-complex="normal"/>
    </style:style>
    <style:style style:name="T1" style:family="text">
      <style:text-properties officeooo:rsid="001a206a"/>
    </style:style>
    <style:style style:name="T2" style:family="text">
      <style:text-properties officeooo:rsid="001a6ab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c978" style:font-weight-asian="normal" style:font-weight-complex="normal"/>
    </style:style>
    <style:style style:name="T5" style:family="text">
      <style:text-properties officeooo:rsid="001b2d86"/>
    </style:style>
    <style:style style:name="T6" style:family="text">
      <style:text-properties officeooo:rsid="001b9528"/>
    </style:style>
    <style:style style:name="T7" style:family="text">
      <style:text-properties officeooo:rsid="001ce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Premise</text:h>
      <text:p text:style-name="P11">This project consist of a<text:span text:style-name="T6">n</text:span> <text:span text:style-name="T6">incomplete </text:span>game loop for a potential <text:span text:style-name="T5">c</text:span>ooking <text:span text:style-name="T5">g</text:span>ame. <text:span text:style-name="T5">The cooking </text:span><text:span text:style-name="T6">system</text:span><text:span text:style-name="T5"> is versatile enough that it could be included in other games of differing genres.</text:span></text:p>
      <text:p text:style-name="P12">My system to be scalable, allowing for more ingredients and recipes to be added to the game.</text:p>
      <text:h text:style-name="P8" text:outline-level="1">How To Play</text:h>
      <text:p text:style-name="P1">1. The “<text:span text:style-name="T2">Request Monitor”</text:span> presents you with a<text:span text:style-name="T2">n</text:span> <text:span text:style-name="T2">order</text:span>.</text:p>
      <text:p text:style-name="P3">2. Click the “Food Storage” to place ingredients on the cooker.</text:p>
      <text:p text:style-name="P3">3. Click the “Cooker” to cook a meal.</text:p>
      <text:p text:style-name="P3">4. Click the “Deliver And Request” to deliver your meal and receive your next order.</text:p>
      <text:p text:style-name="P3"/>
      <text:p text:style-name="P5">You have no goal.</text:p>
      <text:p text:style-name="P5">To exit the game, please press “alt + f4”.</text:p>
      <text:h text:style-name="P8" text:outline-level="1">The Unity Editor</text:h>
      <text:p text:style-name="P2">Within the Unity Editor, you can <text:span text:style-name="T2">add more ingredients, recipes and effects.</text:span></text:p>
      <text:p text:style-name="P3">(The game doesn’t currently make use of effects.)</text:p>
      <text:p text:style-name="P2"/>
      <text:p text:style-name="P3">There is a Unity Unit Test you can run to make sure all ingredients have a corresponding single-ingredient recipe. By design, every ingredient requires a recipe that accept only itself.</text:p>
      <text:h text:style-name="P8" text:outline-level="1">Process</text:h>
      <text:h text:style-name="P9" text:outline-level="2">A. Designing</text:h>
      <text:p text:style-name="P1"><text:span text:style-name="T3">I was inspired by the cooking mechanics in Breath of The Wild and Tears of the Kingdom. </text:span><text:span text:style-name="T4">I didn’t have a lot of time to think creatively and critically about </text:span><text:span text:style-name="T3">my</text:span><text:span text:style-name="T4"> </text:span><text:span text:style-name="T3">cooking </text:span><text:span text:style-name="T4">system; reproducing an existing </text:span><text:span text:style-name="T3">system </text:span><text:span text:style-name="T4">would allow me </text:span><text:span text:style-name="T3">to focus on writing better </text:span><text:span text:style-name="T4">code.</text:span></text:p>
      <text:h text:style-name="P9" text:outline-level="2">B. <text:span text:style-name="T6">Mixing System</text:span></text:h>
      <text:p text:style-name="P4"><text:span text:style-name="T1">My biggest hurdle was deciding how to mix </text:span>ingredients: <text:span text:style-name="T1">imagine </text:span>having a recipe that holds a single ingredient and another that holds two ingredients:</text:p>
      <text:p text:style-name="P4"><text:tab/>1. steamed meat requires meat,</text:p>
      <text:p text:style-name="P4"><text:tab/>2. grilled meat requires meat and pepper.</text:p>
      <text:p text:style-name="P4">When you search through the query, while holding meat and pepper, you will receive both of these recipes as an equally valid recipe. <text:span text:style-name="T1">I ordered the recipes by looking at how many </text:span>ingredient <text:span text:style-name="T1">they met the </text:span>requirements <text:span text:style-name="T1">for</text:span>.</text:p>
      <text:h text:style-name="P9" text:outline-level="2">C. Unit Testing</text:h>
      <text:p text:style-name="P6">I added a Unity Unit Test to verify ingredients that didn’t have an associated recipe. To do this, I require the user to have at least one recipe that uses only the provided ingredient. Remember that in Breath of the Wild, any ingredient can yield a result.</text:p>
      <text:h text:style-name="P9" text:outline-level="2">D. Quality of Life</text:h>
      <text:p text:style-name="P7"><text:span text:style-name="T6">Lastly I </text:span>add <text:span text:style-name="T6">some </text:span>quality of life improvements, such as <text:span text:style-name="T6">increasing cursor size when you can select an object</text:span>, <text:span text:style-name="T6">add text over the elements of the game, such as orders, ingredients inside the cooker, labelling the food storage, and warning </text:span>player <text:span text:style-name="T6">of mistakes. I also added sound to help player better perceive their actions within the gam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21:55:52.456000000</meta:creation-date>
    <dc:date>2024-09-19T22:51:27.417000000</dc:date>
    <meta:editing-duration>PT29M32S</meta:editing-duration>
    <meta:editing-cycles>5</meta:editing-cycles>
    <meta:generator>LibreOffice/7.6.0.3$Windows_X86_64 LibreOffice_project/69edd8b8ebc41d00b4de3915dc82f8f0fc3b6265</meta:generator>
    <meta:print-date>2024-09-19T22:37:55.196000000</meta:print-date>
    <meta:printed-by>PDF files</meta:printed-by>
    <meta:document-statistic meta:table-count="0" meta:image-count="0" meta:object-count="0" meta:page-count="1" meta:paragraph-count="26" meta:word-count="397" meta:character-count="2265" meta:non-whitespace-character-count="1892"/>
  </office:meta>
</office:document-meta>
</file>